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3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9.88mm" svg:height="137.33mm" svg:x="111.63mm" svg:y="40.37mm">
            <draw:object draw:notify-on-update-of-ranges="Sheet1.A1:Sheet1.A1 Sheet1.A2:Sheet1.A10 Sheet1.B1:Sheet1.B1 Sheet1.B2:Sheet1.B10 Sheet1.C1:Sheet1.C1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filename</text:p>
          </table:table-cell>
          <table:table-cell table:style-name="ce1" office:value-type="string" calcext:value-type="string">
            <text:p>-bridge-gatc-genome</text:p>
          </table:table-cell>
          <table:table-cell table:style-name="ce1" office:value-type="string" calcext:value-type="string">
            <text:p>-egdirb-genome-</text:p>
          </table:table-cell>
        </table:table-row>
        <table:table-row table:style-name="ro1">
          <table:table-cell office:value-type="string" calcext:value-type="string">
            <text:p>sample-1-1</text:p>
          </table:table-cell>
          <table:table-cell office:value-type="float" office:value="4.2024" calcext:value-type="float">
            <text:p>4,2024</text:p>
          </table:table-cell>
          <table:table-cell office:value-type="float" office:value="7.4667" calcext:value-type="float">
            <text:p>7,4667</text:p>
          </table:table-cell>
        </table:table-row>
        <table:table-row table:style-name="ro1">
          <table:table-cell office:value-type="string" calcext:value-type="string">
            <text:p>sample-1-2</text:p>
          </table:table-cell>
          <table:table-cell office:value-type="float" office:value="2.7017" calcext:value-type="float">
            <text:p>2,7017</text:p>
          </table:table-cell>
          <table:table-cell office:value-type="float" office:value="7.2244" calcext:value-type="float">
            <text:p>7,2244</text:p>
          </table:table-cell>
        </table:table-row>
        <table:table-row table:style-name="ro1">
          <table:table-cell office:value-type="string" calcext:value-type="string">
            <text:p>sample-1-3</text:p>
          </table:table-cell>
          <table:table-cell office:value-type="float" office:value="4.5598" calcext:value-type="float">
            <text:p>4,5598</text:p>
          </table:table-cell>
          <table:table-cell office:value-type="float" office:value="1.5464" calcext:value-type="float">
            <text:p>1,5464</text:p>
          </table:table-cell>
        </table:table-row>
        <table:table-row table:style-name="ro1">
          <table:table-cell office:value-type="string" calcext:value-type="string">
            <text:p>sample-1-4</text:p>
          </table:table-cell>
          <table:table-cell office:value-type="float" office:value="0.058" calcext:value-type="float">
            <text:p>0,0580</text:p>
          </table:table-cell>
          <table:table-cell office:value-type="float" office:value="0.0995" calcext:value-type="float">
            <text:p>0,0995</text:p>
          </table:table-cell>
        </table:table-row>
        <table:table-row table:style-name="ro1">
          <table:table-cell office:value-type="string" calcext:value-type="string">
            <text:p>sample-1-5</text:p>
          </table:table-cell>
          <table:table-cell office:value-type="float" office:value="3.9363" calcext:value-type="float">
            <text:p>3,9363</text:p>
          </table:table-cell>
          <table:table-cell office:value-type="float" office:value="2.0197" calcext:value-type="float">
            <text:p>2,0197</text:p>
          </table:table-cell>
        </table:table-row>
        <table:table-row table:style-name="ro1">
          <table:table-cell office:value-type="string" calcext:value-type="string">
            <text:p>sample-1-6</text:p>
          </table:table-cell>
          <table:table-cell office:value-type="float" office:value="6.7795" calcext:value-type="float">
            <text:p>6,7795</text:p>
          </table:table-cell>
          <table:table-cell office:value-type="float" office:value="4.2671" calcext:value-type="float">
            <text:p>4,2671</text:p>
          </table:table-cell>
        </table:table-row>
        <table:table-row table:style-name="ro1">
          <table:table-cell office:value-type="string" calcext:value-type="string">
            <text:p>sample-1-7</text:p>
          </table:table-cell>
          <table:table-cell office:value-type="float" office:value="1.8973" calcext:value-type="float">
            <text:p>1,8973</text:p>
          </table:table-cell>
          <table:table-cell office:value-type="float" office:value="6.8179" calcext:value-type="float">
            <text:p>6,8179</text:p>
          </table:table-cell>
        </table:table-row>
        <table:table-row table:style-name="ro1">
          <table:table-cell office:value-type="string" calcext:value-type="string">
            <text:p>sample-1-8</text:p>
          </table:table-cell>
          <table:table-cell office:value-type="float" office:value="3.1081" calcext:value-type="float">
            <text:p>3,1081</text:p>
          </table:table-cell>
          <table:table-cell office:value-type="float" office:value="10.556" calcext:value-type="float">
            <text:p>10,5560</text:p>
          </table:table-cell>
        </table:table-row>
        <table:table-row table:style-name="ro1">
          <table:table-cell office:value-type="string" calcext:value-type="string">
            <text:p>sample-1-9</text:p>
          </table:table-cell>
          <table:table-cell office:value-type="float" office:value="2.4523" calcext:value-type="float">
            <text:p>2,4523</text:p>
          </table:table-cell>
          <table:table-cell office:value-type="float" office:value="7.5124" calcext:value-type="float">
            <text:p>7,5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6:09:30.209965033</meta:creation-date>
    <dc:date>2019-09-02T16:20:42.780748254</dc:date>
    <meta:editing-duration>PT1M2S</meta:editing-duration>
    <meta:editing-cycles>1</meta:editing-cycles>
    <meta:document-statistic meta:table-count="1" meta:cell-count="30" meta:object-count="1"/>
    <meta:generator>LibreOffice/6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89cm" svg:height="13.734cm" xlink:href=".." xlink:type="simple" chart:class="chart:bar" chart:style-name="ch1">
        <chart:title svg:x="6.696cm" svg:y="0.41cm" chart:style-name="ch2">
          <text:p>Процент последовательностей</text:p>
        </chart:title>
        <chart:legend chart:legend-position="bottom" svg:x="6.657cm" svg:y="13.135cm" style:legend-expansion="wide" chart:style-name="ch3"/>
        <chart:plot-area chart:style-name="ch4" table:cell-range-address="Sheet1.A1:Sheet1.C10" chart:data-source-has-labels="both" svg:x="1.41cm" svg:y="1.463cm" svg:width="18.18cm" svg:height="10.233cm">
          <chartooo:coordinate-region svg:x="2.878cm" svg:y="1.662cm" svg:width="16.712cm" svg:height="9.387cm"/>
          <chart:axis chart:dimension="x" chart:name="primary-x" chart:style-name="ch5" chartooo:axis-type="auto">
            <chartooo:date-scale/>
            <chart:title svg:x="9.556cm" svg:y="11.97cm" chart:style-name="ch6">
              <text:p>Библиотеки</text:p>
            </chart:title>
            <chart:categories table:cell-range-address="Sheet1.A2:Sheet1.A10"/>
          </chart:axis>
          <chart:axis chart:dimension="y" chart:name="primary-y" chart:style-name="ch7">
            <chart:title svg:x="0.451cm" svg:y="6.782cm" chart:style-name="ch8">
              <text:p>%</text:p>
            </chart:title>
            <chart:grid chart:style-name="ch9" chart:class="major"/>
          </chart:axis>
          <chart:series chart:style-name="ch10" chart:values-cell-range-address="Sheet1.B2:Sheet1.B10" chart:label-cell-address="Sheet1.B1:Sheet1.B1" chart:class="chart:bar">
            <chart:data-point chart:repeated="9"/>
          </chart:series>
          <chart:series chart:style-name="ch11" chart:values-cell-range-address="Sheet1.C2:Sheet1.C10" chart:label-cell-address="Sheet1.C1:Sheet1.C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bridge-gatc-genome</text:p>
                <draw:g>
                  <svg:desc>Sheet1.B1:Sheet1.B1</svg:desc>
                </draw:g>
              </table:table-cell>
              <table:table-cell office:value-type="string">
                <text:p>-egdirb-genome-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ple-1-1</text:p>
                <draw:g>
                  <svg:desc>Sheet1.A2:Sheet1.A10</svg:desc>
                </draw:g>
              </table:table-cell>
              <table:table-cell office:value-type="float" office:value="4.2024">
                <text:p>4.2024</text:p>
                <draw:g>
                  <svg:desc>Sheet1.B2:Sheet1.B10</svg:desc>
                </draw:g>
              </table:table-cell>
              <table:table-cell office:value-type="float" office:value="7.4667">
                <text:p>7.4667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sample-1-2</text:p>
              </table:table-cell>
              <table:table-cell office:value-type="float" office:value="2.7017">
                <text:p>2.7017</text:p>
              </table:table-cell>
              <table:table-cell office:value-type="float" office:value="7.2244">
                <text:p>7.2244</text:p>
              </table:table-cell>
            </table:table-row>
            <table:table-row>
              <table:table-cell office:value-type="string">
                <text:p>sample-1-3</text:p>
              </table:table-cell>
              <table:table-cell office:value-type="float" office:value="4.5598">
                <text:p>4.5598</text:p>
              </table:table-cell>
              <table:table-cell office:value-type="float" office:value="1.5464">
                <text:p>1.5464</text:p>
              </table:table-cell>
            </table:table-row>
            <table:table-row>
              <table:table-cell office:value-type="string">
                <text:p>sample-1-4</text:p>
              </table:table-cell>
              <table:table-cell office:value-type="float" office:value="0.058">
                <text:p>0.058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sample-1-5</text:p>
              </table:table-cell>
              <table:table-cell office:value-type="float" office:value="3.9363">
                <text:p>3.9363</text:p>
              </table:table-cell>
              <table:table-cell office:value-type="float" office:value="2.0197">
                <text:p>2.0197</text:p>
              </table:table-cell>
            </table:table-row>
            <table:table-row>
              <table:table-cell office:value-type="string">
                <text:p>sample-1-6</text:p>
              </table:table-cell>
              <table:table-cell office:value-type="float" office:value="6.7795">
                <text:p>6.7795</text:p>
              </table:table-cell>
              <table:table-cell office:value-type="float" office:value="4.2671">
                <text:p>4.2671</text:p>
              </table:table-cell>
            </table:table-row>
            <table:table-row>
              <table:table-cell office:value-type="string">
                <text:p>sample-1-7</text:p>
              </table:table-cell>
              <table:table-cell office:value-type="float" office:value="1.8973">
                <text:p>1.8973</text:p>
              </table:table-cell>
              <table:table-cell office:value-type="float" office:value="6.8179">
                <text:p>6.8179</text:p>
              </table:table-cell>
            </table:table-row>
            <table:table-row>
              <table:table-cell office:value-type="string">
                <text:p>sample-1-8</text:p>
              </table:table-cell>
              <table:table-cell office:value-type="float" office:value="3.1081">
                <text:p>3.1081</text:p>
              </table:table-cell>
              <table:table-cell office:value-type="float" office:value="10.556">
                <text:p>10.556</text:p>
              </table:table-cell>
            </table:table-row>
            <table:table-row>
              <table:table-cell office:value-type="string">
                <text:p>sample-1-9</text:p>
              </table:table-cell>
              <table:table-cell office:value-type="float" office:value="2.4523">
                <text:p>2.4523</text:p>
              </table:table-cell>
              <table:table-cell office:value-type="float" office:value="7.5124">
                <text:p>7.5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